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7760c" officeooo:paragraph-rsid="0017760c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92c66" officeooo:paragraph-rsid="00192c66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27cc48" officeooo:paragraph-rsid="006ca234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c4dfe" officeooo:paragraph-rsid="001c4df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dffa7" officeooo:paragraph-rsid="001dffa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2c66" officeooo:paragraph-rsid="00192c6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cab67" officeooo:paragraph-rsid="0069f51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cab67" officeooo:paragraph-rsid="006e69b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dffa7" officeooo:paragraph-rsid="001cab6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dffa7" officeooo:paragraph-rsid="001c4df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f646c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1f64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21013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794bf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6ca23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00f9" officeooo:paragraph-rsid="001900f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00f9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229e5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8cfa2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3c198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48845" officeooo:paragraph-rsid="0024884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48845" officeooo:paragraph-rsid="0072560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5f6dc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6fd1e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7cc48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7cc48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28f7f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aac0f" officeooo:paragraph-rsid="002aac0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b8fc5" officeooo:paragraph-rsid="002b8fc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b8fc5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cd115" officeooo:paragraph-rsid="002cd11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062bc" officeooo:paragraph-rsid="003062b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062bc" officeooo:paragraph-rsid="00791e4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52f9" officeooo:paragraph-rsid="003252f9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9b48" officeooo:paragraph-rsid="00329b4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9b48" officeooo:paragraph-rsid="0088474d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3338f" officeooo:paragraph-rsid="0033338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3338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4ab34" officeooo:paragraph-rsid="0034ab3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29ec" officeooo:paragraph-rsid="003729e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29ec" officeooo:paragraph-rsid="008d9b81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ba58" officeooo:paragraph-rsid="0037ba58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8fba4" officeooo:paragraph-rsid="0038fba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adc97" officeooo:paragraph-rsid="003adc9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bd1d7" officeooo:paragraph-rsid="003bd1d7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d9e3d" officeooo:paragraph-rsid="003d9e3d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dcaed" officeooo:paragraph-rsid="003dcae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e906d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3e906d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3fb5da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808f01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7384" officeooo:paragraph-rsid="00417384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7384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41c5b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89f63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3ef6d" officeooo:paragraph-rsid="0043ef6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4957d" officeooo:paragraph-rsid="0044957d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7b6d2" officeooo:paragraph-rsid="0047b6d2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b49e3" officeooo:paragraph-rsid="004b49e3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cc7aa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6e6b" officeooo:paragraph-rsid="004e6e6b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6e6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bad0" officeooo:paragraph-rsid="004ebad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bad0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50f10b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717b4" officeooo:paragraph-rsid="007e8b35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8071d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95f29" officeooo:paragraph-rsid="00595f29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b1584" officeooo:paragraph-rsid="005b158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b1584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c9af3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5df41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7b63e2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f4c0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0fe3b" officeooo:paragraph-rsid="0060fe3b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0fe3b" officeooo:paragraph-rsid="007b43f0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373e4" officeooo:paragraph-rsid="006373e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54ba6" officeooo:paragraph-rsid="00654ba6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6d65e" officeooo:paragraph-rsid="007471ab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60c" officeooo:paragraph-rsid="0017760c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910029" officeooo:paragraph-rsid="0091002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bold" officeooo:rsid="001af7de" officeooo:paragraph-rsid="001af7de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line-height="100%" fo:text-align="justify" style:justify-single-word="false" fo:break-before="page"/>
      <style:text-properties style:font-name="Times New Roman" fo:font-size="12pt" fo:font-style="normal" fo:font-weight="normal" officeooo:rsid="0027cc48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c4dfe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ffa7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013f" style:font-weight-asian="bold" style:font-weight-complex="bold"/>
    </style:style>
    <style:style style:name="T11" style:family="text">
      <style:text-properties fo:font-weight="bold" officeooo:rsid="003a67ba" style:font-weight-asian="bold" style:font-weight-complex="bold"/>
    </style:style>
    <style:style style:name="T12" style:family="text">
      <style:text-properties fo:font-weight="bold" officeooo:rsid="0044957d" style:font-weight-asian="bold" style:font-weight-complex="bold"/>
    </style:style>
    <style:style style:name="T13" style:family="text">
      <style:text-properties fo:font-weight="bold" officeooo:rsid="0049720b" style:font-weight-asian="bold" style:font-weight-complex="bold"/>
    </style:style>
    <style:style style:name="T14" style:family="text">
      <style:text-properties fo:font-weight="bold" officeooo:rsid="004a8e1c" style:font-weight-asian="bold" style:font-weight-complex="bold"/>
    </style:style>
    <style:style style:name="T15" style:family="text">
      <style:text-properties fo:font-weight="bold" officeooo:rsid="0051e432" style:font-weight-asian="bold" style:font-weight-complex="bold"/>
    </style:style>
    <style:style style:name="T16" style:family="text">
      <style:text-properties fo:font-weight="bold" officeooo:rsid="001c4dfe" style:font-weight-asian="bold" style:font-weight-complex="bold"/>
    </style:style>
    <style:style style:name="T17" style:family="text">
      <style:text-properties fo:font-weight="bold" officeooo:rsid="001dffa7" style:font-weight-asian="bold" style:font-weight-complex="bold"/>
    </style:style>
    <style:style style:name="T18" style:family="text">
      <style:text-properties fo:font-weight="bold" officeooo:rsid="0050f10b" style:font-weight-asian="bold" style:font-weight-complex="bold"/>
    </style:style>
    <style:style style:name="T19" style:family="text">
      <style:text-properties officeooo:rsid="0021013f"/>
    </style:style>
    <style:style style:name="T20" style:family="text">
      <style:text-properties officeooo:rsid="003a67ba"/>
    </style:style>
    <style:style style:name="T21" style:family="text">
      <style:text-properties officeooo:rsid="003bee06"/>
    </style:style>
    <style:style style:name="T22" style:family="text">
      <style:text-properties officeooo:rsid="0041d7b9"/>
    </style:style>
    <style:style style:name="T23" style:family="text">
      <style:text-properties officeooo:rsid="0044957d"/>
    </style:style>
    <style:style style:name="T24" style:family="text">
      <style:text-properties officeooo:rsid="0047b6d2"/>
    </style:style>
    <style:style style:name="T25" style:family="text">
      <style:text-properties officeooo:rsid="004b49e3"/>
    </style:style>
    <style:style style:name="T26" style:family="text">
      <style:text-properties officeooo:rsid="0050f10b"/>
    </style:style>
    <style:style style:name="T27" style:family="text">
      <style:text-properties officeooo:rsid="0051e432"/>
    </style:style>
    <style:style style:name="T28" style:family="text">
      <style:text-properties officeooo:rsid="001dff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NDALAFT, Rogerio Braga. <text:span text:style-name="T9">Mecanismo fisiopatológicos das arritmias cardíacas, </text:span>2012. Acesso em: 01 nov. 2019.</text:p>
      <text:p text:style-name="P59"/>
      <text:p text:style-name="P24"><text:span text:style-name="T26">ALMEIDA, Dirceu Rodrigues. Insuficiência cardíaca na doença de chagas. </text:span><text:span text:style-name="T18">Revista da Sociedade de Cardiologia do Rio Grande do Sul,</text:span><text:span text:style-name="T26"> n. 3. 2004. Acesso em: 14 nov. 2019.</text:span></text:p>
      <text:p text:style-name="P24"/>
      <text:p text:style-name="P48">ARMSTRONG, Gyp P. Insuficiência aórtica. <text:span text:style-name="T9">Manual MSD Versão para Profissionais de Saúde,</text:span> 2018. Acesso em: 28 nov. 2019.</text:p>
      <text:p text:style-name="P48"/>
      <text:p text:style-name="P24">ALBUQUERQUE, D. C.; SPINETI, P. P. M. <text:span text:style-name="T19">Manual de insuficiência cardíaca. </text:span><text:span text:style-name="T10">Sociedade de Cardiologia do Estado do Rio de Janeiro</text:span><text:span text:style-name="T19">, 2019. Acesso em: 21 nov. 2019.</text:span></text:p>
      <text:p text:style-name="P22"/>
      <text:p text:style-name="P63">ANDRADE, Luiz Carlos V. <text:span text:style-name="T9">Boas práticas clínicas em cardiologia: fibrilação atrial. </text:span><text:span text:style-name="T22">Acesso em: 01 nov 2019.</text:span></text:p>
      <text:p text:style-name="P63"/>
      <text:p text:style-name="P37">ASSEF, Abdol Hakim. Angina estável. <text:span text:style-name="T9">Curso Nacional de Reciclagem em Cardiologia da Região Sul,</text:span> Paraná, 2007. Acesso em : 26 nov. 2019.</text:p>
      <text:p text:style-name="P37"/>
      <text:p text:style-name="P80">BAENA, C. <text:span text:style-name="T1">et al. </text:span>Tendência de mortalidade por infarto agudo do miocárdio em Curitiba PR no período de 1998 a 2009.<text:span text:style-name="T9"> Arquivos Brasileiros de Cardiologia,</text:span> v. 98, São Paulo, 2012. Acesso em: 25 nov. 2019.</text:p>
      <text:p text:style-name="P80"/>
      <text:p text:style-name="P43">BREIGEIRON, M. <text:span text:style-name="T1">et al. </text:span>Estenose aórtica: tecnologias de intervenção multidisciplinar. <text:span text:style-name="T9">Revista da Sociedade de Cardiologia do Estado do Rio Grande do Sul,</text:span> 28ª ed. 2015. Acesso em: 28 nov. 2019.</text:p>
      <text:p text:style-name="P43"/>
      <text:p text:style-name="P11">BITTENCOURT, Marcelo Imbroinise. Manual de insufi<text:span text:style-name="T19">c</text:span>iência cardíaca. <text:span text:style-name="T9">Sociedade de Cardiologia do Estado do Rio de Janeiro</text:span>, <text:span text:style-name="T19">2019. Acesso; 21 nov. 2019.</text:span></text:p>
      <text:p text:style-name="P14"/>
      <text:p text:style-name="P80"/>
      <text:p text:style-name="P27">BAKRIS, Georg L. Hipertensão arterial. <text:span text:style-name="T9">Manual MSD Versão Saúde para a Família</text:span>, 2018. Acesso em: 21 nov. 2019</text:p>
      <text:p text:style-name="P27"/>
      <text:p text:style-name="P93">BARBOSA, Marcia. Endocardite infecciosa: perfil clínico em evolução.<text:span text:style-name="T9"> Arquivos Brasileiros de Cardiologia</text:span>, v. 83, n. 3, 2004. Acesso em: 20 de nov. 2019.</text:p>
      <text:p text:style-name="P93"/>
      <text:p text:style-name="P71">BAFFA, Jeanne Marie. Visão geral das anomalias cardiovasculares congênitas. <text:span text:style-name="T9">Manual MSD Versão para Profissionais de Saúde</text:span>, 2018. Acesso em: 03 nov. 2019.</text:p>
      <text:p text:style-name="P71"/>
      <text:p text:style-name="P3"><text:span text:style-name="T6">BORGES, Eurival Soares. </text:span><text:span text:style-name="T4">Insuficiência coronariana</text:span><text:span text:style-name="T6">, p. 116. Acesso em: 22 nov. 2019.</text:span></text:p>
      <text:p text:style-name="P18"/>
      <text:p text:style-name="P95">CASTRO, Renato Barroso. Edema pulmonar agudo. <text:span text:style-name="T9">Simpósio: Urgência e Emergências</text:span> <text:span text:style-name="T9">Cardiológicas capítulo VI, </text:span>Ribeirão Preto, 2003. Acesso em: 04 nov. 2019.</text:p>
      <text:p text:style-name="P18"/>
      <text:p text:style-name="P18"/>
      <text:p text:style-name="P25">CARVALHO, A. <text:span text:style-name="T1">et al. </text:span>Manual de orientação clinica hipertensão arterial sistêmica (HAS). <text:span text:style-name="T9">Secretaria do Estado da Saúde de São Paulo</text:span>, 2011. Acesso em: 20 nov. 2019.</text:p>
      <text:p text:style-name="P25"/>
      <text:p text:style-name="P1"><text:span text:style-name="T6">CARVALHO, A. </text:span><text:span text:style-name="T3">et al. </text:span><text:span text:style-name="T6">Endocardite infecciosa: Definição diagnóstica e terapêutica pela ecocardiografia. </text:span><text:span text:style-name="T4">Revista Brasileira Ecocardiografia Imagem Cardiovascular, </text:span><text:span text:style-name="T6">Rio de Janeiro, v. 26, n. 1, p. 50 – 51, 2013. Acesso em: 14 out. 2019.</text:span></text:p>
      <text:p text:style-name="P94"/>
      <text:p text:style-name="P7"><text:soft-page-break/>CHIARELLO, B.; DRIUSSO, P.; RADL, A. L. M. <text:span text:style-name="T9">Fisioterapia reumatológica.</text:span> 1 ed. 1994. Acesso em: 10 nov. 2019.</text:p>
      <text:p text:style-name="P7"/>
      <text:p text:style-name="P61">CECIL, Goldman. <text:span text:style-name="T9">Medicina interna,</text:span> v. 1, 14ª ed. São Paulo, 2014. Acesso em: 01 nov. 2019.</text:p>
      <text:p text:style-name="P7"/>
      <text:p text:style-name="P79">DEEN, Cody. Infarto do miocárdio sem supradesnivelamento do segmento st, 2018. Acesso em: 25 nov. 2019.</text:p>
      <text:p text:style-name="P79"/>
      <text:p text:style-name="P8">DIRETRIZ BRASILEIRA. Insuficiência cardíaca crônica e aguda. <text:span text:style-name="T17">Arquivos Brasileiros de Cardiologia,</text:span><text:span text:style-name="T28"> v.111, n. 3, p. 436 – 539, Rio de Janeiro, 2018. Acesso em: 19 nov. 2019.</text:span></text:p>
      <text:p text:style-name="P8"/>
      <text:p text:style-name="P23">GARCIA, M. I.; LIMA, R. S. L. <text:span text:style-name="T19">Manual de insuficiência cardíaca. </text:span><text:span text:style-name="T10">Sociedade de Cardiologia do Estado do Rio de Janeiro</text:span><text:span text:style-name="T19">, 2019. Acesso em: 21 nov. 2019.</text:span></text:p>
      <text:p text:style-name="P23"/>
      <text:p text:style-name="P45">HAMMES, Jean André. Valvulopatia aórtica. <text:span text:style-name="T9">Hospital Santa Casa de Curitiba,</text:span> 2016. Acesso em: 28 nov. 2019.</text:p>
      <text:p text:style-name="P15"/>
      <text:p text:style-name="P17">HOLANDA, L. <text:span text:style-name="T1">et al.</text:span><text:span text:style-name="T2"> </text:span><text:span text:style-name="T9">Evolução </text:span><text:span text:style-name="T16">h</text:span><text:span text:style-name="T9">ospitalar de </text:span><text:span text:style-name="T16">p</text:span><text:span text:style-name="T9">acientes com </text:span><text:span text:style-name="T16">e</text:span><text:span text:style-name="T9">ndocardite </text:span><text:span text:style-name="T16">i</text:span><text:span text:style-name="T9">nfecciosa em </text:span><text:span text:style-name="T16">h</text:span><text:span text:style-name="T9">ospital </text:span><text:span text:style-name="T16">p</text:span><text:span text:style-name="T9">úblico de </text:span><text:span text:style-name="T16">b</text:span><text:span text:style-name="T9">elém,</text:span> Pará – Brasil, v. 28, n. 6, p. 496 – 503, 2015. Acesso em: 14 out. 2019.</text:p>
      <text:p text:style-name="P17"/>
      <text:p text:style-name="P19"/>
      <text:p text:style-name="P2"><text:span text:style-name="T6">LOPES, Jorge.</text:span><text:span text:style-name="T4"> Educação e </text:span><text:span text:style-name="T5">b</text:span><text:span text:style-name="T4">iossegurança. </text:span><text:span text:style-name="T6">2 ed. São Paulo, 2013. Acesso em: 13 nov. 2019.</text:span></text:p>
      <text:p text:style-name="P6"/>
      <text:p text:style-name="P96"/>
      <text:p text:style-name="P96"/>
      <text:p text:style-name="P4"><text:span text:style-name="T7">PEIXOTO, A. </text:span><text:span text:style-name="T1">et al. </text:span><text:span text:style-name="T7">Febre reumática: revisão sistemática. </text:span><text:span text:style-name="T4">Revista da Sociedade Brasileira de Clínica Médica</text:span><text:span text:style-name="T7">, v. 9, n. 3, p. 234 – 238, São Paulo, 2011. Acesso em: 10 nov. 2019.</text:span></text:p>
      <text:p text:style-name="P10"/>
      <text:p text:style-name="P5"><text:span text:style-name="T8">T</text:span><text:span text:style-name="T7">AVARES, L. </text:span><text:span text:style-name="T1">et al. </text:span><text:span text:style-name="T7">Epidemiologia da insuficiência cardíaca descompensada em niterói. </text:span><text:span text:style-name="T4">Arquivos</text:span><text:span text:style-name="T7"> </text:span><text:span text:style-name="T4">Brasileiros de Cardiologia</text:span><text:span text:style-name="T7">, v.82, n.2, p. 121 – 124, Rio de Janeiro, 2004. Acesso em: 19 nov. 2019.</text:span></text:p>
      <text:p text:style-name="P9"/>
      <text:p text:style-name="P12"/>
      <text:p text:style-name="P13"/>
      <text:p text:style-name="P16"/>
      <text:p text:style-name="P21"/>
      <text:p text:style-name="P21"/>
      <text:p text:style-name="P26"/>
      <text:p text:style-name="P28">OIGMAN, Wille. Sinais e sintomas em hipertensão arterial. <text:span text:style-name="T9">Jornal Brasileiro de Medicina</text:span>, v. 102, n. 5, 2014. Acesso em: 21 nov 2019.</text:p>
      <text:p text:style-name="P33"/>
      <text:p text:style-name="P32"/>
      <text:p text:style-name="P35">SILVA, R. <text:span text:style-name="T1">et al. </text:span>Abordagem das síndromes coronarianas agudas: aspectos epidemiológicos e análise da aplicação das diretrizes. Revista da Sociedade de Cardiologia do Estado do Rio de Janeiro, v. 22, n. 6, p. 356 – 364, 2019. Acesso em: 22 nov. 2019.</text:p>
      <text:p text:style-name="P30"/>
      <text:p text:style-name="P36"/>
      <text:p text:style-name="P36"/>
      <text:p text:style-name="P36">CESAR, L. <text:span text:style-name="T1">et al. </text:span>Diretriz de doença coronária estável. <text:span text:style-name="T9">Arquivos Brasileiros de Cardiologia, </text:span>v. 103, n. 2, supl. 2, Rio de Janeiro, 2014. Acesso em: 26 nov. 2019.</text:p>
      <text:p text:style-name="P36"/>
      <text:p text:style-name="P38">GOLDMAN, L. <text:span text:style-name="T1">et al.</text:span><text:span text:style-name="T2"> </text:span><text:span text:style-name="T9">Cecil Medicina.</text:span> 23ª ed. Rio de Janeiro, 2011. Acesso em: 26 nov. 2019.</text:p>
      <text:p text:style-name="P38"/>
      <text:p text:style-name="P39"><text:soft-page-break/></text:p>
      <text:p text:style-name="P41">PORTO, Celmo Celeno. <text:span text:style-name="T9">Vademecum de clínica médica</text:span>. 3ª ed. Rio de Janeiro: editora guanabara koogan, 2010. Acesso em: 26 nov. 2019.</text:p>
      <text:p text:style-name="P41"/>
      <text:p text:style-name="P40">TARASOUTCHI, F. <text:span text:style-name="T1">et al. </text:span>Diretriz brasileira de valvopatias – SBC 2011 / I diretriz interamericana de valvopatias – SIAC 2011<text:span text:style-name="T9">. Arquivos Brasileiros de Cardiologia, </text:span>v. 97, n. 5, supl. 1, p. 01-67, São Paulo, 2011. Acesso em: 26 nov. 2019.</text:p>
      <text:p text:style-name="P40"/>
      <text:p text:style-name="P41">TARASOUTCHI, F. <text:span text:style-name="T1">et al. </text:span>Atualização das diretrizes brasileiras de valvopatias: abordagem das lesões anatomicamente importantes. <text:span text:style-name="T9">Arquivos Brasileiros de Cardiologia,</text:span> 2017. Acesso em: 26 nov. 2019.</text:p>
      <text:p text:style-name="P41"/>
      <text:p text:style-name="P42"/>
      <text:p text:style-name="P42"/>
      <text:p text:style-name="P44"/>
      <text:p text:style-name="P46">LIZANDRA, Silveira. Estenose aórtica: revisando etiologia, fisiopatologia e sinais clínicos.<text:span text:style-name="T9"> Revista Uniplac</text:span>, v. 6, n. 1, 2018. Acesso em: 28 nov. 2019. </text:p>
      <text:p text:style-name="P46"/>
      <text:p text:style-name="P47">REIS, M. <text:span text:style-name="T1">et al. </text:span>Efeitos da fisioterapia cardiovascular em pacientes submetido a valvoplastia aórtica: estudo de caso. <text:span text:style-name="T9">Fisioterapia em Movimento, </text:span>Curitiba, v. 19, n. 1, p. 25 – 34, 2006. Acesso em: 28 nov 2019.</text:p>
      <text:p text:style-name="P47"/>
      <text:p text:style-name="P47"/>
      <text:p text:style-name="P47"/>
      <text:p text:style-name="P49">PIRES, Antonio Manuel. <text:span text:style-name="T9">Estenose valvular pulmonar. </text:span>2018. Acesso em: 28 nov. 2019.</text:p>
      <text:p text:style-name="P49"/>
      <text:p text:style-name="P50">MELO, Allber<text:span text:style-name="T20">to Eustáquio Caldeira. Valvopatias – </text:span><text:span text:style-name="T11">Estenose e insuficiência da válvula pulmonar,</text:span><text:span text:style-name="T20"> 2019. Acesso em: 28 nov. 2019.</text:span></text:p>
      <text:p text:style-name="P50"/>
      <text:p text:style-name="P51">SETUBAL, José Luiz Egydio. <text:span text:style-name="T9">Estenose pulmonar valvar,</text:span> 2019. Acesso em: 01 nov. 2019.</text:p>
      <text:p text:style-name="P51"/>
      <text:p text:style-name="P52">MITCHELL, L. Brent. Considerações gerais sobre arritmias cardíacas. Manual MSD Versão Sa<text:span text:style-name="T21">ú</text:span>de para a Família, 2017. <text:span text:style-name="T21">Acesso em: 01 nov. 2019.</text:span></text:p>
      <text:p text:style-name="P52"/>
      <text:p text:style-name="P53">GONÇALVES, Carolina. <text:span text:style-name="T9">Arritmias cardíacas causam 320 mil mortes súbitas por ano, alerta entidade,</text:span> 2016. Acesso em: 01 nov. 2019.</text:p>
      <text:p text:style-name="P54"/>
      <text:p text:style-name="P54">THOME, Hugo.<text:span text:style-name="T9"> Arritmias cardíacas: causa e fatores de risco, </text:span>2019. Acesso em: 01 nov. 2019.</text:p>
      <text:p text:style-name="P54"/>
      <text:p text:style-name="P56"/>
      <text:p text:style-name="P57"/>
      <text:p text:style-name="P60"/>
      <text:p text:style-name="P62"/>
      <text:p text:style-name="P62"/>
      <text:p text:style-name="P62"/>
      <text:p text:style-name="P51"/>
      <text:p text:style-name="P62"/>
      <text:p text:style-name="P46"/>
      <text:p text:style-name="P65">RODRIGUES, T. <text:span text:style-name="T1">et al. </text:span>Aspectos epidemiológicos, etiologia e classificação da fibrilação atrial. <text:span text:style-name="T9">Jornal de </text:span><text:span text:style-name="T13">A</text:span><text:span text:style-name="T9">rritmias </text:span><text:span text:style-name="T13">C</text:span><text:span text:style-name="T9">ardíacas,</text:span> v 12, n. 4, 1999. Acesso em: 01 nov. 2019.</text:p>
      <text:p text:style-name="P65"/>
      <text:p text:style-name="P64">MEDTRONIC, <text:span text:style-name="T9">O que é taquicardia? Ritmo cardíaco acelerado</text:span>, 2019. Acesso em: 01 nov. 2019.</text:p>
      <text:p text:style-name="P64"><text:soft-page-break/></text:p>
      <text:p text:style-name="P29">MALACHIAS, M. <text:span text:style-name="T1">et al. </text:span>7ª Diretriz brasileira de hipertensão arterial. <text:span text:style-name="T9">Sociedade Brasileira de Cardiologia,</text:span> v. 107, n. 3, supl. 3, 2016. Acesso em: 22 nov. 2019.</text:p>
      <text:p text:style-name="P31"/>
      <text:p text:style-name="P34">MEDTRONIC. <text:span text:style-name="T9">Doença arterial coronariana,</text:span> São Paulo, 2018. Acesso em: 22 nov. 2019.</text:p>
      <text:p text:style-name="P34"/>
      <text:p text:style-name="P66">MITCHELL, L. Brent. Fibrilação atrial e flutter atrial. <text:span text:style-name="T9">Manual MSD Versão Saúde para a </text:span><text:span text:style-name="T13">F</text:span><text:span text:style-name="T9">amília,</text:span> 2017. Acesso em: 0<text:span text:style-name="T25">3</text:span> nov. 2019.</text:p>
      <text:p text:style-name="P66"/>
      <text:p text:style-name="P67">MITCHELL, L. Brent. Taquicardia ventricular. <text:span text:style-name="T12">Manual MSD Versão Saúde para a </text:span><text:span text:style-name="T14">F</text:span><text:span text:style-name="T12">amília,</text:span><text:span text:style-name="T23"> 2017. Acesso em: 03 nov. 2019.</text:span></text:p>
      <text:p text:style-name="P66"/>
      <text:p text:style-name="P68">MITCHELL, L. Brent. Fibrilação ventricular. <text:span text:style-name="T12">Manual MSD Versão Saúde para a </text:span><text:span text:style-name="T14">F</text:span><text:span text:style-name="T12">amília,</text:span><text:span text:style-name="T23"> 2017. Acesso em: 0</text:span>3<text:span text:style-name="T23"> nov. 2019.</text:span></text:p>
      <text:p text:style-name="P68"/>
      <text:p text:style-name="P69">SETÚBAL, José Luiz Egydio. Cardiopatia congênita. <text:span text:style-name="T9">Hospital Infantil Sabará todos os Direitos Reservados</text:span>, São Paulo, 2019. <text:s/>Acesso em: 03 nov. 2019.</text:p>
      <text:p text:style-name="P69"/>
      <text:p text:style-name="P70"/>
      <text:p text:style-name="P72"/>
      <text:p text:style-name="P74"/>
      <text:p text:style-name="P75"/>
      <text:p text:style-name="P75">CARVALHO, N. <text:span text:style-name="T1">et al. </text:span><text:span text:style-name="T9">Manual de atendimento a pacientes com doença de chagas – atenção básica.</text:span> São Paulo, 2015. Acesso em: 14 nov. 2019.</text:p>
      <text:p text:style-name="P75"/>
      <text:p text:style-name="P73">MORAES, E. <text:span text:style-name="T1">et al. </text:span>Prevalência de bloqueios atrioventriculares em pacientes da atenção básica de saúde: analise por telemedicina. <text:span text:style-name="T9">Relampa, Rev. Lat-Am. Marcapasso Arritm,</text:span> v. 29, n. 1, p. 12 – 15, 2016. Acesso em: 03 nov. 2019.</text:p>
      <text:p text:style-name="P73"/>
      <text:p text:style-name="P84">MARTINS, Wolney de Andrade. <text:span text:style-name="T24"><text:s/></text:span><text:span text:style-name="T12">Manual MSD Versão Saúde para a </text:span><text:span text:style-name="T14">F</text:span><text:span text:style-name="T12">amília,</text:span><text:span text:style-name="T23"> 2017. Acesso em: 03 nov. 2019.</text:span></text:p>
      <text:p text:style-name="P84"/>
      <text:p text:style-name="P88">MACIEL, Marcus Vinícius de Andrade. Insuficiência cardíaca: Edema agudo de pulmão. <text:span text:style-name="T9">Diretriz da Sociedade Brasileira de Cardiologia para Gravidez na Mulher Portadora de Cardiopatia</text:span>, v. 93, 6 supl 1, p. 110 – 178, Porto Alegre, 2009. Acesso em: 16 nov. 2019.</text:p>
      <text:p text:style-name="P88"/>
      <text:p text:style-name="P78">MIRANDA, Lázaro Fernandes. <text:span text:style-name="T9">Infarto agudo do miocárdio com supra do segmento st. Hands On,</text:span> n. 05, 2011. Acesso em: 25 nov. 2019.</text:p>
      <text:p text:style-name="P78"/>
      <text:p text:style-name="P87">MUTIRÃO DO CORAÇÃO. <text:span text:style-name="T9">Cartilha de prevenção cardiovascular</text:span>. Acesso em: 03 nov. 2019.</text:p>
      <text:p text:style-name="P87"/>
      <text:p text:style-name="P81">OLIVEIRA, Ricardo. Abordagem aos pacientes com síndromes coronarianas agudas. <text:span text:style-name="T9">Secretaria de Estado da Saúde do Espírito Santo</text:span>. 2018. Acesso em: 23 nov. 2019.</text:p>
      <text:p text:style-name="P81"/>
      <text:p text:style-name="P58">PORTO, Celmo Celeno. <text:span text:style-name="T9">Semiologia Médica, </text:span>7ª ed. Rio de Janeiro, 2014. Acesso em: 01 nov. 2019.</text:p>
      <text:p text:style-name="P82"/>
      <text:p text:style-name="P86"/>
      <text:p text:style-name="P85"/>
      <text:p text:style-name="P90"/>
      <text:p text:style-name="P89"/>
      <text:p text:style-name="P20">SALGADO, A. <text:span text:style-name="T1">et al</text:span>. Endocardite infecciosa: O que mudou na última década? <text:s/><text:span text:style-name="T9">Revista Hupe, </text:span>Rio de Janeiro, v. 12, supl. 1, p. 100 – 109, 2013. Acesso em 13 nov. 2019.</text:p>
      <text:p text:style-name="P77"><text:soft-page-break/></text:p>
      <text:p text:style-name="P83">SALLES, A. <text:span text:style-name="T1">et al. </text:span>Síndrome coronariana aguda sem elevação do segmento st – angina instável e infarto agudo sem supradesnível de st. Revista do Hospital Universidade Pedro Ernesto, 2008. Acesso em: 23 nov. 2019.</text:p>
      <text:p text:style-name="P83"/>
      <text:p text:style-name="P91">SOUZA, F.<text:span text:style-name="T1"> et al. </text:span>Avaliação do prognóstico na cardiomiopatia chagásica através do teste cardiopulmonar de exercício. <text:span text:style-name="T9">Jornal Internacional Cardiovascular de Ciências,</text:span> v. 28, n. 6, p. 440 – 450, Rio de Janeiro, 2015. Acesso em: 14 nov. 2019.</text:p>
      <text:p text:style-name="P91"/>
      <text:p text:style-name="P92">WARNICA, James Wayne. Infarto agudo do miocárdio.<text:span text:style-name="T9"> Manual MSD Versão para Profissionais de Saúde,</text:span> 2016. Acesso em: 04 dez. 2019.</text:p>
      <text:p text:style-name="P92"/>
      <text:p text:style-name="P76">ZANCANER, L. <text:span text:style-name="T1">et al. </text:span><text:span text:style-name="T27">Edema agudo de pulmão na sala de urgência. </text:span><text:span text:style-name="T15">Revista Qualidade HC,</text:span><text:span text:style-name="T27"> Ribeirão Preto, 2017. Acesso em: 16 nov 2019.</text:span></text:p>
      <text:p text:style-name="P76"/>
      <text:p text:style-name="P97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5:08:50.521037440</meta:creation-date>
    <dc:date>2019-12-05T06:49:34.071607002</dc:date>
    <meta:editing-duration>PT3H57M8S</meta:editing-duration>
    <meta:editing-cycles>114</meta:editing-cycles>
    <meta:generator>LibreOffice/6.0.7.3$Linux_X86_64 LibreOffice_project/00m0$Build-3</meta:generator>
    <meta:document-statistic meta:table-count="0" meta:image-count="0" meta:object-count="0" meta:page-count="6" meta:paragraph-count="62" meta:word-count="1420" meta:character-count="8956" meta:non-whitespace-character-count="7577"/>
  </office:meta>
</office:document-meta>
</file>